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9.156cm" table:align="left"/>
    </style:style>
    <style:style style:name="Tableau1.A" style:family="table-column">
      <style:table-column-properties style:column-width="1.76cm"/>
    </style:style>
    <style:style style:name="Tableau1.B" style:family="table-column">
      <style:table-column-properties style:column-width="7.396cm"/>
    </style:style>
    <style:style style:name="Tableau1.1" style:family="table-row">
      <style:table-row-properties fo:background-color="#ffffff">
        <style:background-image/>
      </style:table-row-properties>
    </style:style>
    <style:style style:name="Tableau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au1.3" style:family="table-row">
      <style:table-row-properties fo:background-color="#f6f8fa">
        <style:background-image/>
      </style:table-row-properties>
    </style:style>
    <style:style style:name="Tableau2" style:family="table">
      <style:table-properties style:width="9.237cm" table:align="left"/>
    </style:style>
    <style:style style:name="Tableau2.A" style:family="table-column">
      <style:table-column-properties style:column-width="3.932cm"/>
    </style:style>
    <style:style style:name="Tableau2.B" style:family="table-column">
      <style:table-column-properties style:column-width="5.306cm"/>
    </style:style>
    <style:style style:name="Tableau2.1" style:family="table-row">
      <style:table-row-properties fo:background-color="#ffffff">
        <style:background-image/>
      </style:table-row-properties>
    </style:style>
    <style:style style:name="Tableau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au2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21cf0c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110ee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950e3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b06ee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 style:list-style-name="L17">
      <style:paragraph-properties fo:text-align="start" style:justify-single-word="false"/>
      <style:text-properties fo:color="#000000" fo:font-size="13pt" fo:font-style="normal" fo:font-weight="normal" officeooo:rsid="000d8ecd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d8ecd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7">
      <style:paragraph-properties fo:text-align="start" style:justify-single-word="false"/>
      <style:text-properties fo:color="#000000" fo:font-size="13pt" fo:font-style="normal" fo:font-weight="normal" officeooo:rsid="000e8c8f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f3b03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0d7e9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2ffdb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5f6d1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65888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a25d9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b9629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ae956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1bd6f8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110ee" officeooo:paragraph-rsid="00017045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3pt" fo:font-style="italic" fo:font-weight="bold" officeooo:rsid="000b06ee" officeooo:paragraph-rsid="00017045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0d8ecd" officeooo:paragraph-rsid="00017045" style:font-size-asian="15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12ffdb" officeooo:paragraph-rsid="00017045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15f6d1" officeooo:paragraph-rsid="00017045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1b9629" officeooo:paragraph-rsid="00017045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5pt" fo:font-style="italic" fo:font-weight="bold" officeooo:rsid="0021cf0c" officeooo:paragraph-rsid="00017045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solid" style:text-line-through-type="single" fo:font-size="13pt" fo:font-style="normal" fo:font-weight="normal" officeooo:rsid="00165888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3pt" fo:font-style="normal" fo:font-weight="normal" officeooo:rsid="00165888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17">
      <style:paragraph-properties fo:text-align="start" style:justify-single-word="false"/>
      <style:text-properties officeooo:rsid="000e8c8f" officeooo:paragraph-rsid="00017045"/>
    </style:style>
    <style:style style:name="P27" style:family="paragraph" style:parent-style-name="Standard">
      <style:paragraph-properties fo:text-align="center" style:justify-single-word="false"/>
      <style:text-properties fo:color="#21409a" fo:font-size="13pt" fo:font-style="italic" fo:font-weight="bold" officeooo:rsid="00017045" officeooo:paragraph-rsid="00017045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fo:font-weight="normal" officeooo:rsid="000b06ee" officeooo:paragraph-rsid="0001704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017045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17045"/>
    </style:style>
    <style:style style:name="P31" style:family="paragraph" style:parent-style-name="Text_20_body" style:list-style-name="L1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2" style:family="paragraph" style:parent-style-name="Text_20_body" style:list-style-name="L10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3" style:family="paragraph" style:parent-style-name="Text_20_body" style:list-style-name="L11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4" style:family="paragraph" style:parent-style-name="Text_20_body" style:list-style-name="L12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5" style:family="paragraph" style:parent-style-name="Text_20_body" style:list-style-name="L14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6" style:family="paragraph" style:parent-style-name="Text_20_body" style:list-style-name="L15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7" style:family="paragraph" style:parent-style-name="Text_20_body" style:list-style-name="L16">
      <style:paragraph-properties fo:margin-top="0.423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8" style:family="paragraph" style:parent-style-name="Text_20_body" style:list-style-name="L13">
      <style:paragraph-properties fo:margin-top="0cm" fo:margin-bottom="0.423cm" loext:contextual-spacing="false" fo:orphans="2" fo:widows="2"/>
      <style:text-properties fo:font-variant="normal" fo:text-transform="none" fo:color="#24292e" fo:letter-spacing="normal" officeooo:paragraph-rsid="00017045"/>
    </style:style>
    <style:style style:name="P39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paragraph-rsid="00017045"/>
    </style:style>
    <style:style style:name="P4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officeooo:paragraph-rsid="00017045"/>
    </style:style>
    <style:style style:name="P41" style:family="paragraph" style:parent-style-name="Table_20_Contents">
      <style:text-properties officeooo:paragraph-rsid="00017045"/>
    </style:style>
    <style:style style:name="P42" style:family="paragraph" style:parent-style-name="Table_20_Heading">
      <style:text-properties fo:font-weight="bold" officeooo:paragraph-rsid="00017045"/>
    </style:style>
    <style:style style:name="P43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017045"/>
    </style:style>
    <style:style style:name="T1" style:family="text">
      <style:text-properties officeooo:rsid="00065e05"/>
    </style:style>
    <style:style style:name="T2" style:family="text">
      <style:text-properties officeooo:rsid="0004007f"/>
    </style:style>
    <style:style style:name="T3" style:family="text">
      <style:text-properties officeooo:rsid="000950e3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92e" fo:letter-spacing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bold" style:text-blinking="false"/>
    </style:style>
    <style:style style:name="T9" style:family="text">
      <style:text-properties style:font-name="apple-system" fo:font-size="12pt" fo:font-style="normal" fo:font-weight="normal"/>
    </style:style>
    <style:style style:name="T10" style:family="text">
      <style:text-properties officeooo:rsid="0016e889"/>
    </style:style>
    <style:style style:name="T11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font-style="normal" fo:font-weight="normal" officeooo:rsid="000d8ecd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officeooo:rsid="00165888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16cf4e"/>
    </style:style>
    <style:style style:name="T16" style:family="text">
      <style:text-properties officeooo:rsid="0016cf4e"/>
    </style:style>
    <style:style style:name="T17" style:family="text">
      <style:text-properties officeooo:rsid="001840d2"/>
    </style:style>
    <style:style style:name="T18" style:family="text">
      <style:text-properties officeooo:rsid="0024a271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emaine 1 Novembre</text:p>
      <text:p text:style-name="P17"/>
      <text:p text:style-name="P17"/>
      <text:p text:style-name="P17"><text:span text:style-name="T1">15/11 </text:span>4ème jour toujours dans la prairie: </text:p>
      <text:p text:style-name="P2"/>
      <text:p text:style-name="P2">- Après avoir galéré sur Ubuntu, j’ai enfin pu y acceder en le réinstallant et supprimant la version défectueuse qui m’empeché d’entrer,</text:p>
      <text:p text:style-name="P2">- Prochain challenges, utliser Git, Github se servir de discorde, continuer a coder et apprendre..</text:p>
      <text:p text:style-name="P2">- Coaching du formateur de Samba Cissé, gestion de projet, suivi de projet</text:p>
      <text:p text:style-name="P2">- <text:span text:style-name="T2">Téléchargement des logiciels: Git/Github Mode, Trello, Geogebra, Google Colab</text:span></text:p>
      <text:p text:style-name="P2">- <text:span text:style-name="T1">Reporting: Rapport:</text:span></text:p>
      <text:p text:style-name="P2">- <text:span text:style-name="T1">Jalon fin de journée, Livrable ubuntu, git,, pour le moment</text:span></text:p>
      <text:p text:style-name="P2">-<text:span text:style-name="T1">Target: cible, objectif</text:span></text:p>
      <text:p text:style-name="P2">- <text:span text:style-name="T1">Target: pusher sur Git</text:span></text:p>
      <text:p text:style-name="P2">- <text:span text:style-name="T3">Commencement dans l’utilisation du terminal:</text:span></text:p>
      <text:p text:style-name="P3">Commande Control+Alt+T : ouvre le terminal</text:p>
      <text:p text:style-name="P3">Apt-get install git</text:p>
      <text:p text:style-name="P3">Backlog: rapport passé des commandes</text:p>
      <text:p text:style-name="P2"/>
      <text:p text:style-name="P18">18/11 5ème jour: </text:p>
      <text:p text:style-name="P4"/>
      <text:p text:style-name="P4">Installation de mysql server sur Ubuntu, crée un mot de passe,</text:p>
      <text:p text:style-name="P4"/>
      <text:p text:style-name="P4"/>
      <text:p text:style-name="P28">Développeur.se Data - Suivi des livrables (jalons)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42">Symbole</text:p>
            </table:table-cell>
            <table:table-cell table:style-name="Tableau1.A1" office:value-type="string">
              <text:p text:style-name="P42">Définition</text:p>
            </table:table-cell>
          </table:table-row>
        </table:table-header-rows>
        <table:table-row table:style-name="Tableau1.1">
          <table:table-cell table:style-name="Tableau1.A1" office:value-type="string">
            <text:p text:style-name="P41">A</text:p>
          </table:table-cell>
          <table:table-cell table:style-name="Tableau1.A1" office:value-type="string">
            <text:p text:style-name="P41">Acquis</text:p>
          </table:table-cell>
        </table:table-row>
        <table:table-row table:style-name="Tableau1.3">
          <table:table-cell table:style-name="Tableau1.A1" office:value-type="string">
            <text:p text:style-name="P41">ECA</text:p>
          </table:table-cell>
          <table:table-cell table:style-name="Tableau1.A1" office:value-type="string">
            <text:p text:style-name="P41">En Cours d'Acquisition</text:p>
          </table:table-cell>
        </table:table-row>
        <table:table-row table:style-name="Tableau1.1">
          <table:table-cell table:style-name="Tableau1.A1" office:value-type="string">
            <text:p text:style-name="P41">NA</text:p>
          </table:table-cell>
          <table:table-cell table:style-name="Tableau1.A1" office:value-type="string">
            <text:p text:style-name="P41">Non Acquis</text:p>
          </table:table-cell>
        </table:table-row>
        <table:table-row table:style-name="Tableau1.3">
          <table:table-cell table:style-name="Tableau1.A1" office:value-type="string">
            <text:p text:style-name="P41">⚐</text:p>
          </table:table-cell>
          <table:table-cell table:style-name="Tableau1.A1" office:value-type="string">
            <text:p text:style-name="P41">Drapeau, flag, jalon, milestone ou livrable</text:p>
          </table:table-cell>
        </table:table-row>
        <table:table-row table:style-name="Tableau1.1">
          <table:table-cell table:style-name="Tableau1.A1" office:value-type="string">
            <text:p text:style-name="P41">♢</text:p>
          </table:table-cell>
          <table:table-cell table:style-name="Tableau1.A1" office:value-type="string">
            <text:p text:style-name="P41">Losange, jalon, milestone ou livrable</text:p>
          </table:table-cell>
        </table:table-row>
      </table:table>
      <text:h text:style-name="P39" text:outline-level="3"><text:bookmark text:name="user-content-dev-data---2019---planning-hebdomadaire"/>Dev Data - 2019 - Planning hebdomadaire</text:h>
      <table:table table:name="Tableau2" table:style-name="Tableau2">
        <table:table-column table:style-name="Tableau2.A"/>
        <table:table-column table:style-name="Tableau2.B"/>
        <table:table-header-rows>
          <table:table-row table:style-name="Tableau2.1">
            <table:table-cell table:style-name="Tableau2.A1" office:value-type="string">
              <text:p text:style-name="P42">Jours</text:p>
            </table:table-cell>
            <table:table-cell table:style-name="Tableau2.A1" office:value-type="string">
              <text:p text:style-name="P42">horaires</text:p>
            </table:table-cell>
          </table:table-row>
        </table:table-header-rows>
        <table:table-row table:style-name="Tableau2.1">
          <table:table-cell table:style-name="Tableau2.A1" office:value-type="string">
            <text:p text:style-name="P41">Lundi / Jeudi</text:p>
          </table:table-cell>
          <table:table-cell table:style-name="Tableau2.A1" office:value-type="string">
            <text:p text:style-name="P41">09h00-12h30 &amp; 13h30-17h30</text:p>
          </table:table-cell>
        </table:table-row>
        <table:table-row table:style-name="Tableau2.3">
          <table:table-cell table:style-name="Tableau2.A1" office:value-type="string">
            <text:p text:style-name="P41">Vendredi</text:p>
          </table:table-cell>
          <table:table-cell table:style-name="Tableau2.A1" office:value-type="string">
            <text:p text:style-name="P41">09h00-12h30 &amp; 13h30-15h00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41">Temps hors formation</text:p>
          </table:table-cell>
          <table:table-cell table:style-name="Tableau2.A1" office:value-type="string">
            <text:p text:style-name="P41">Meetup, Hackathon, Live</text:p>
          </table:table-cell>
        </table:table-row>
      </table:table>
      <text:h text:style-name="P43" text:outline-level="2"><text:bookmark text:name="user-content-vendredi"/>Vendredi</text:h>
      <text:p text:style-name="P40"><text:span text:style-name="Source_20_Text"><text:span text:style-name="T4">DATE : 15/11/2019</text:span></text:span></text:p>
      <text:h text:style-name="P39" text:outline-level="3"><text:bookmark text:name="user-content-gmail"/>GMAIL</text:h>
      <text:p text:style-name="P29"><text:span text:style-name="T5">⚐ </text:span><text:span text:style-name="Strong_20_Emphasis"><text:span text:style-name="T6">Créer une adresse gmail suivant le modèle </text:span></text:span><text:a xlink:type="simple" xlink:href="mailto:prenom.nom.data@gmail.com" text:style-name="Internet_20_link" text:visited-style-name="Visited_20_Internet_20_Link"><text:span text:style-name="Strong_20_Emphasis"><text:span text:style-name="T8">prenom.nom.data@gmail.com</text:span></text:span></text:a><text:span text:style-name="T7"> ♢ A</text:span></text:p>
      <text:h text:style-name="P39" text:outline-level="3"><text:bookmark text:name="user-content-discord"/>DISCORD</text:h>
      <text:p text:style-name="P29"><text:span text:style-name="T5">⚐ </text:span><text:span text:style-name="Strong_20_Emphasis"><text:span text:style-name="T6">Ouvrir un compte sur Discord avec adresse Gmail</text:span></text:span><text:span text:style-name="T7"> ♢ A</text:span></text:p>
      <text:list xml:id="list3476823629" text:style-name="L1">
        <text:list-item>
          <text:p text:style-name="P31"> <text:span text:style-name="T9">Installer Discord</text:span></text:p>
        </text:list-item>
        <text:list-item>
          <text:p text:style-name="P31"> <text:span text:style-name="T9">Créer profil utilisateur sur Discord</text:span></text:p>
        </text:list-item>
      </text:list>
      <text:h text:style-name="P39" text:outline-level="3"><text:bookmark text:name="user-content-git"/>GIT</text:h>
      <text:p text:style-name="P29"><text:span text:style-name="T5">⚐ </text:span><text:span text:style-name="Strong_20_Emphasis"><text:span text:style-name="T6">Créer un compte sur Github</text:span></text:span><text:span text:style-name="T7"> ♢ A</text:span></text:p>
      <text:list xml:id="list3903258134" text:style-name="L10">
        <text:list-item>
          <text:p text:style-name="P32"> <text:span text:style-name="T9">Créer un profil utilisateur</text:span></text:p>
        </text:list-item>
        <text:list-item>
          <text:p text:style-name="P32"> <text:span text:style-name="T9">Modifier le profil utilisateur</text:span></text:p>
        </text:list-item>
        <text:list-item>
          <text:p text:style-name="P32"> <text:span text:style-name="T9">Créer un nouveau dépôt Git</text:span></text:p>
        </text:list-item>
      </text:list>
      <text:p text:style-name="P29"><text:span text:style-name="T5">⚐ </text:span><text:span text:style-name="Strong_20_Emphasis"><text:span text:style-name="T6">Utiliser Git en local</text:span></text:span><text:span text:style-name="T7"> ♢ A</text:span></text:p>
      <text:list xml:id="list3642780263" text:style-name="L11">
        <text:list-item>
          <text:p text:style-name="P33"> <text:span text:style-name="T9">Installer git Ubuntu 18.04</text:span></text:p>
        </text:list-item>
        <text:list-item>
          <text:p text:style-name="P33"> <text:span text:style-name="T9">Cloner le dépôt "hello-word" en local</text:span></text:p>
        </text:list-item>
        <text:list-item>
          <text:p text:style-name="P33"> <text:span text:style-name="T9">Vérifier les clés SSH existantes (SSH Keys) présentes en local</text:span></text:p>
        </text:list-item>
        <text:list-item>
          <text:p text:style-name="P33"><text:soft-page-break/> <text:span text:style-name="T9">Ajouter les clés SSH (SSH Key) à ssh-agent</text:span></text:p>
        </text:list-item>
        <text:list-item>
          <text:p text:style-name="P33"> <text:span text:style-name="T9">Ajouter la clé SSH (SSH key)</text:span></text:p>
        </text:list-item>
        <text:list-item>
          <text:p text:style-name="P33"> <text:span text:style-name="T9">Tester la connexion SSH avec Github en SSH</text:span></text:p>
        </text:list-item>
        <text:list-item>
          <text:p text:style-name="P33"> <text:span text:style-name="T9">Activer les connexions SSH avec HTTPS</text:span></text:p>
        </text:list-item>
      </text:list>
      <text:h text:style-name="P39" text:outline-level="3"><text:bookmark text:name="user-content-blog"/>BLOG</text:h>
      <text:p text:style-name="P29"><text:span text:style-name="T5">⚐ </text:span><text:span text:style-name="Strong_20_Emphasis"><text:span text:style-name="T6">Utiliser un carnet de suivi en ligne</text:span></text:span><text:span text:style-name="T7"> ♢ ECA</text:span></text:p>
      <text:h text:style-name="P39" text:outline-level="3"><text:bookmark text:name="user-content-promo"/>PROMO</text:h>
      <text:p text:style-name="P29"><text:span text:style-name="T5">⚐ </text:span><text:span text:style-name="Strong_20_Emphasis"><text:span text:style-name="T6">Rentrée administrative</text:span></text:span><text:span text:style-name="T7"> ♢ ECA</text:span></text:p>
      <text:list xml:id="list2466133677" text:style-name="L12">
        <text:list-item>
          <text:p text:style-name="P34"> <text:span text:style-name="T9">Documents administratifs à remettre</text:span></text:p>
        </text:list-item>
        <text:list-item>
          <text:p text:style-name="P34"> <text:span text:style-name="T9">Trombinoscope</text:span></text:p>
        </text:list-item>
        <text:list-item>
          <text:p text:style-name="P34"> <text:span text:style-name="T9">Document droit à l'image à signer</text:span></text:p>
        </text:list-item>
        <text:list-item>
          <text:p text:style-name="P34"> <text:span text:style-name="T9">Récupérer les chèques de caution</text:span></text:p>
        </text:list-item>
        <text:list-item>
          <text:p text:style-name="P34"> <text:span text:style-name="T9">Planning hebdomadaire</text:span></text:p>
        </text:list-item>
      </text:list>
      <text:h text:style-name="P39" text:outline-level="3"><text:bookmark text:name="user-content-pm"/>PM</text:h>
      <text:p text:style-name="P29"><text:span text:style-name="T5">⚐ </text:span><text:span text:style-name="Strong_20_Emphasis"><text:span text:style-name="T6">Approche projet / Activités clés, tâches, jalons</text:span></text:span><text:span text:style-name="T7"> ♢ ECA</text:span></text:p>
      <text:p text:style-name="P29"><text:span text:style-name="T5">⚐ </text:span><text:span text:style-name="Strong_20_Emphasis"><text:span text:style-name="T6">Business Coaching</text:span></text:span><text:span text:style-name="T7"> ♢ ECA</text:span></text:p>
      <text:h text:style-name="P43" text:outline-level="2"><text:bookmark text:name="user-content-jeudi"/>Jeudi</text:h>
      <text:p text:style-name="P40"><text:span text:style-name="Source_20_Text"><text:span text:style-name="T4">DATE 14/11/2019</text:span></text:span></text:p>
      <text:h text:style-name="P39" text:outline-level="3"><text:bookmark text:name="user-content-ubuntu"/><text:soft-page-break/>UBUNTU</text:h>
      <text:p text:style-name="P29"><text:span text:style-name="T5">⚐ </text:span><text:span text:style-name="Strong_20_Emphasis"><text:span text:style-name="T6">Travailler sur Ubuntu 18.04</text:span></text:span><text:span text:style-name="T7"> LTS ♢ A</text:span></text:p>
      <text:h text:style-name="P39" text:outline-level="3"><text:bookmark text:name="user-content-chrome-browser"/>CHROME BROWSER</text:h>
      <text:p text:style-name="P29"><text:span text:style-name="T5">⚐ </text:span><text:span text:style-name="Strong_20_Emphasis"><text:span text:style-name="T6">Utiliser le navigateur Chrome</text:span></text:span><text:span text:style-name="T7"> ♢ A</text:span></text:p>
      <text:list xml:id="list3746909915" text:style-name="L13">
        <text:list-item>
          <text:p text:style-name="P38"> <text:span text:style-name="T9">Installer le navigateur Chrome sur Ubuntu avec le terminal (en ligne de commande)</text:span></text:p>
        </text:list-item>
      </text:list>
      <text:h text:style-name="P39" text:outline-level="3"><text:bookmark text:name="user-content-git-1"/>GIT</text:h>
      <text:p text:style-name="P29"><text:span text:style-name="T5">⚐ </text:span><text:span text:style-name="Strong_20_Emphasis"><text:span text:style-name="T6">Créer un compte sur Github</text:span></text:span><text:span text:style-name="T7"> ♢ ECA</text:span></text:p>
      <text:p text:style-name="P29"><text:span text:style-name="T5">⚐ </text:span><text:span text:style-name="Strong_20_Emphasis"><text:span text:style-name="T6">Utiliser Git en local</text:span></text:span><text:span text:style-name="T7"> ♢ ECA</text:span></text:p>
      <text:h text:style-name="P39" text:outline-level="3"><text:bookmark text:name="user-content-blog-1"/>BLOG</text:h>
      <text:p text:style-name="P29"><text:span text:style-name="T5">⚐ </text:span><text:span text:style-name="Strong_20_Emphasis"><text:span text:style-name="T6">Utiliser un carnet de suivi en ligne</text:span></text:span><text:span text:style-name="T7"> ♢ ECA</text:span></text:p>
      <text:h text:style-name="P39" text:outline-level="3"><text:bookmark text:name="user-content-promo-1"/>PROMO</text:h>
      <text:p text:style-name="P29"><text:span text:style-name="T5">⚐ </text:span><text:span text:style-name="Strong_20_Emphasis"><text:span text:style-name="T6">Rentrée administrative</text:span></text:span><text:span text:style-name="T7"> ♢ ECA</text:span></text:p>
      <text:list xml:id="list2221025457" text:style-name="L14">
        <text:list-item>
          <text:p text:style-name="P35"> <text:span text:style-name="T9">Documents administratifs à remettre</text:span></text:p>
        </text:list-item>
        <text:list-item>
          <text:p text:style-name="P35"> <text:span text:style-name="T9">Trombinoscope</text:span></text:p>
        </text:list-item>
        <text:list-item>
          <text:p text:style-name="P35"> <text:span text:style-name="T9">Document droit à l'image à signer</text:span></text:p>
        </text:list-item>
        <text:list-item>
          <text:p text:style-name="P35"> <text:span text:style-name="T9">Récupérer les chèques de caution</text:span></text:p>
        </text:list-item>
        <text:list-item>
          <text:p text:style-name="P35"> <text:span text:style-name="T9">Planning hebdomadaire</text:span></text:p>
        </text:list-item>
      </text:list>
      <text:h text:style-name="P39" text:outline-level="3"><text:bookmark text:name="user-content-pm-1"/>PM</text:h>
      <text:p text:style-name="P29"><text:span text:style-name="T5">⚐ </text:span><text:span text:style-name="Strong_20_Emphasis"><text:span text:style-name="T6">Approche projet / Activités clés, tâches, jalons</text:span></text:span><text:span text:style-name="T7"> ♢ ECA</text:span></text:p>
      <text:p text:style-name="P29"><text:soft-page-break/><text:span text:style-name="T5">⚐ </text:span><text:span text:style-name="Strong_20_Emphasis"><text:span text:style-name="T6">Business Coaching</text:span></text:span><text:span text:style-name="T7"> ♢ ECA</text:span></text:p>
      <text:h text:style-name="P43" text:outline-level="2"><text:bookmark text:name="user-content-mercredi"/>Mercredi</text:h>
      <text:p text:style-name="P40"><text:span text:style-name="Source_20_Text"><text:span text:style-name="T4">DATE 13/11/2019</text:span></text:span></text:p>
      <text:h text:style-name="P39" text:outline-level="3"><text:bookmark text:name="user-content-promo-2"/>PROMO</text:h>
      <text:p text:style-name="P29"><text:span text:style-name="T5">⚐ </text:span><text:span text:style-name="Strong_20_Emphasis"><text:span text:style-name="T6">Lancement Prairie</text:span></text:span><text:span text:style-name="T7"> ♢ A</text:span></text:p>
      <text:list xml:id="list2659672460" text:style-name="L15">
        <text:list-item>
          <text:p text:style-name="P36"> <text:span text:style-name="T9">Objectifs visés</text:span></text:p>
        </text:list-item>
        <text:list-item>
          <text:p text:style-name="P36"> <text:span text:style-name="T9">Définition Collective de la Prairie</text:span></text:p>
        </text:list-item>
      </text:list>
      <text:h text:style-name="P39" text:outline-level="3"><text:bookmark text:name="user-content-pm-2"/>PM</text:h>
      <text:p text:style-name="P29"><text:span text:style-name="T5">⚐ </text:span><text:span text:style-name="Strong_20_Emphasis"><text:span text:style-name="T6">Approche projet / Activités clés, tâches, jalons</text:span></text:span><text:span text:style-name="T7"> ♢ ECA</text:span></text:p>
      <text:p text:style-name="P29"><text:span text:style-name="T5">⚐ </text:span><text:span text:style-name="Strong_20_Emphasis"><text:span text:style-name="T6">Business Coaching</text:span></text:span><text:span text:style-name="T7"> ♢ ECA</text:span></text:p>
      <text:h text:style-name="P43" text:outline-level="2"><text:bookmark text:name="user-content-mardi"/>Mardi</text:h>
      <text:p text:style-name="P40"><text:span text:style-name="Source_20_Text"><text:span text:style-name="T4">DATE 12/11/2019</text:span></text:span></text:p>
      <text:h text:style-name="P39" text:outline-level="3"><text:bookmark text:name="user-content-promo-3"/>PROMO</text:h>
      <text:p text:style-name="P29"><text:span text:style-name="T5">⚐ </text:span><text:span text:style-name="Strong_20_Emphasis"><text:span text:style-name="T6">Rentrée administrative</text:span></text:span><text:span text:style-name="T7"> ♢ ECA</text:span></text:p>
      <text:list xml:id="list2006079170" text:style-name="L16">
        <text:list-item>
          <text:p text:style-name="P37"> <text:span text:style-name="T9">Documents administratifs à remettre</text:span></text:p>
        </text:list-item>
        <text:list-item>
          <text:p text:style-name="P37"> <text:span text:style-name="T9">Trombinoscope</text:span></text:p>
        </text:list-item>
        <text:list-item>
          <text:p text:style-name="P37"> <text:span text:style-name="T9">Document droit à l'image à signer</text:span></text:p>
        </text:list-item>
        <text:list-item>
          <text:p text:style-name="P37"> <text:span text:style-name="T9">Récupérer les chèques de caution</text:span></text:p>
        </text:list-item>
        <text:list-item>
          <text:p text:style-name="P37"> <text:span text:style-name="T9">Planning hebdomadaire</text:span></text:p>
        </text:list-item>
      </text:list>
      <text:h text:style-name="P39" text:outline-level="3"><text:bookmark text:name="user-content-pm-3"/><text:soft-page-break/>PM</text:h>
      <text:p text:style-name="P29"><text:span text:style-name="T5">⚐ </text:span><text:span text:style-name="Strong_20_Emphasis"><text:span text:style-name="T6">Introduction métiers de la data</text:span></text:span><text:span text:style-name="T7"> ♢ ECA</text:span></text:p>
      <text:p text:style-name="P29"><text:span text:style-name="T5">⚐ </text:span><text:span text:style-name="Strong_20_Emphasis"><text:span text:style-name="T6">Approche projet / Problème(s), Solution(s), Risque(s)</text:span></text:span><text:span text:style-name="T7"> ♢ ECA</text:span></text:p>
      <text:p text:style-name="P30"><text:span text:style-name="T5">⚐ </text:span><text:span text:style-name="Strong_20_Emphasis"><text:span text:style-name="T6">Business Coaching</text:span></text:span><text:span text:style-name="T7"> ♢ ECA</text:span></text:p>
      <text:p text:style-name="P4"/>
      <text:p text:style-name="P19">18/11/<text:span text:style-name="T10">19(Prairie) </text:span></text:p>
      <text:p text:style-name="P6"/>
      <text:p text:style-name="P6">A présent nous avons effectué une création de base de données </text:p>
      <text:p text:style-name="P6"><text:s text:c="2"/></text:p>
      <text:p text:style-name="P6">en faisant : </text:p>
      <text:list xml:id="list183946661" text:style-name="L17">
        <text:list-item>
          <text:p text:style-name="P5">sudo mysql -u root -p </text:p>
        </text:list-item>
        <text:list-item>
          <text:p text:style-name="P26"><text:span text:style-name="T12">e</text:span><text:span text:style-name="T11">nter password : </text:span></text:p>
        </text:list-item>
        <text:list-item>
          <text:p text:style-name="P7">Mot de passe yacine : </text:p>
        </text:list-item>
        <text:list-item>
          <text:p text:style-name="P7">mysql&gt; create database jeux;</text:p>
        </text:list-item>
        <text:list-item>
          <text:p text:style-name="P7">la base de données est crée..</text:p>
        </text:list-item>
      </text:list>
      <text:p text:style-name="P8">soit show colones </text:p>
      <text:p text:style-name="P8">soit describe </text:p>
      <text:p text:style-name="P9"/>
      <text:p text:style-name="P9">- Mise en place de plusieurs requete sql via le terminal</text:p>
      <text:p text:style-name="P9">- liste de requete, accomplissement de celle-ci</text:p>
      <text:p text:style-name="P9">ex : a mettre les requete voir photo snap</text:p>
      <text:p text:style-name="P9">-jalon fin de journée 17h30 </text:p>
      <text:p text:style-name="P9">- livré a 17h</text:p>
      <text:p text:style-name="P10"/>
      <text:p text:style-name="P20">19/11/19<text:span text:style-name="T10">(Prairie)</text:span></text:p>
      <text:p text:style-name="P10"/>
      <text:p text:style-name="P10">Présentation des spécificité du langage python et ce qu’il englobe</text:p>
      <text:p text:style-name="P10">Installation d’Anaconda</text:p>
      <text:p text:style-name="P10"/>
      <text:p text:style-name="P11">réalisation de programme python avec les commande if, else, elif</text:p>
      <text:p text:style-name="P11"/>
      <text:p text:style-name="P11">- réalisation d’une justification de triangle rectangle</text:p>
      <text:p text:style-name="P11">commande utilisé.. a d<text:span text:style-name="T13">éfinir</text:span></text:p>
      <text:p text:style-name="P11">- affichage de justification de paire ou impaire</text:p>
      <text:p text:style-name="P11">commande utilisé.. a d<text:span text:style-name="T13">éfinir</text:span></text:p>
      <text:p text:style-name="P11"/>
      <text:p text:style-name="P21">20/11/19</text:p>
      <text:p text:style-name="P11"/>
      <text:p text:style-name="P11">- <text:span text:style-name="T13">Réalisation et application des conditions while, range, for, in etc..</text:span></text:p>
      <text:p text:style-name="P12">Utiliser un produit HT mettre une condition(while), doubler la commande</text:p>
      <text:p text:style-name="P12">connaître son prix TTC à l’aide d’un calcul prix * 1,20e </text:p>
      <text:p text:style-name="P12">imposer une fin à la boucle</text:p>
      <text:p text:style-name="P12">commande à définir..</text:p>
      <text:p text:style-name="P24"><text:span text:style-name="T14">Vérification d’une liste e</text:span><text:span text:style-name="T15">t la définir </text:span><text:span text:style-name="T14">est palindrome ou pas </text:span></text:p>
      <text:p text:style-name="P25"><text:soft-page-break/>utilisation des commande reversed mais aussi des commande, while, for, if, else mais aussi reverse </text:p>
      <text:p text:style-name="P25"/>
      <text:p text:style-name="P12">commande utilisé.. à définir</text:p>
      <text:p text:style-name="P12"/>
      <text:p text:style-name="P12">donner des exemples </text:p>
      <text:p text:style-name="P12">- <text:span text:style-name="T16">shuffle commande qui va nous permettre de mélanger la liste des apprenants et des formateurs, par la suite à l’aide de la commande random,shuffle(liste), on va pouvoir effectuer print, l’exécution du programme nous sortira comme attendu la liste entière mélangé</text:span></text:p>
      <text:p text:style-name="P12"/>
      <text:p text:style-name="P12">- <text:span text:style-name="T17">Si on résume un programme on a l’entrée, le traitement et la sortie</text:span></text:p>
      <text:p text:style-name="P13">nous avons vu les boucles while, for, if, else, elif </text:p>
      <text:p text:style-name="P13">while: tant que </text:p>
      <text:p text:style-name="P13">for: pour exemple: for i n: pour tout i se trouvant dans la liste [ 0 à n]</text:p>
      <text:p text:style-name="P13">i prendra a chaque répétition de la boucle une valeur dans la liste </text:p>
      <text:p text:style-name="P13"/>
      <text:p text:style-name="P22">21/11/19</text:p>
      <text:p text:style-name="P14"/>
      <text:p text:style-name="P15">VOIR MODE après moyenne, médiane, quartiles</text:p>
      <text:p text:style-name="P15">série qualitative <text:s/>ou discrète </text:p>
      <text:p text:style-name="P15"/>
      <text:p text:style-name="P15">La variance plus est faible plus celle-ci est proche de la moyenne </text:p>
      <text:p text:style-name="P15">voir formule </text:p>
      <text:p text:style-name="P15">l’écart-type </text:p>
      <text:p text:style-name="P15">racine carré de la variance</text:p>
      <text:p text:style-name="P15"/>
      <text:p text:style-name="P16">-Exploration de pandas et de matplotlib pour la mise en pratique </text:p>
      <text:p text:style-name="P16"/>
      <text:p text:style-name="P23">22/11/19</text:p>
      <text:p text:style-name="P1"/>
      <text:p text:style-name="P1">Récapitulatif de la semaine, entraînement sur tous les exercices que nous avons fait depuis le début </text:p>
      <text:p text:style-name="P1">-MySQL: problème rencontré, difficulté a ouvrir le fichier</text:p>
      <text:p text:style-name="P1">problème résolu utilisation des commandes suivantes pour me débloquer:</text:p>
      <text:p text:style-name="P1"/>
      <text:p text:style-name="P1">source <text:s/>/home/yacine/Documents/jeux_video.sql;</text:p>
      <text:p text:style-name="P1">SELECT * FROM jeux_<text:span text:style-name="T18">vidéo</text:span> </text:p>
      <text:p text:style-name="P1">apparition de la base de donnée</text:p>
      <text:p text:style-name="P1"/>
      <text:p text:style-name="P1">-Python 3: Jalon franchis sans <text:span text:style-name="T18">entraînement</text:span> à revenir dessus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3:59:04.430041076</meta:creation-date>
    <dc:date>2019-12-15T14:16:43.826506360</dc:date>
    <meta:editing-duration>PT17M40S</meta:editing-duration>
    <meta:editing-cycles>1</meta:editing-cycles>
    <meta:document-statistic meta:table-count="2" meta:image-count="0" meta:object-count="0" meta:page-count="8" meta:paragraph-count="171" meta:word-count="958" meta:character-count="5648" meta:non-whitespace-character-count="4835"/>
    <meta:generator>LibreOffice/6.0.7.3$Linux_X86_64 LibreOffice_project/00m0$Build-3</meta:generator>
  </office:meta>
</office:document-meta>
</file>